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2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qx</text:p>
          </table:table-cell>
          <table:table-cell office:value-type="string" calcext:value-type="string">
            <text:p>duration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4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4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6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0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1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1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2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2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0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3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3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4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46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5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5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6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7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07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08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09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2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3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14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16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18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0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2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2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27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00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3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36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39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43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480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52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57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62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68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74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1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88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5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0005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.00054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5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5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5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6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7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8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09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0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2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5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7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19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7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4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8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36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49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5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69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7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8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096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08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04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33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48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64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82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01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2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44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268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294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22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351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383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417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452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49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530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572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6170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663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0711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0761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0814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0868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0924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0981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040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.0005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00058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.0005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.0005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.0005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.0005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.000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.000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.0005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.00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.000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.0006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.0006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.0006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.000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.00068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.0007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0007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.0008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.000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.00093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.0010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.0011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0.0012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0013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.0014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.0016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.0018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.0020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.0022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0025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.002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0.003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.00353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.0039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.0044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.0050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0.005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.0063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.00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0.0080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.0090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.0101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.0113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0.0127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.01424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0.015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.0178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.0199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.0222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0.0247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0.0276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.0307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.0341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0.0379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.0420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.0465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.0515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.0569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0.0628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.0693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.07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0.0838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.0921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.1010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.110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.120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.1320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0.1439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.156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.1702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.1847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0.2000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0.21635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.2335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0.2516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.2706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0.2906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0.3114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0.3330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0.3555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0.3787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0.4025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.427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.4521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0.4776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0.5034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.5294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.5556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.5818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.6079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.63373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0.6591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0.6841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.7084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.73204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.7548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.7766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.7974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0.8172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4:01:50.289862511</meta:creation-date>
    <dc:date>2025-07-23T14:02:40.178127240</dc:date>
    <meta:editing-duration>PT50S</meta:editing-duration>
    <meta:editing-cycles>1</meta:editing-cycles>
    <meta:document-statistic meta:table-count="1" meta:cell-count="753" meta:object-count="0"/>
    <meta:generator>LibreOffice/25.2.5.2$Linux_X86_64 LibreOffice_project/520$Build-2</meta:generator>
  </office:meta>
</office:document-meta>
</file>